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403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403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403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403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403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true" fo:keep-together="auto"/>
    </style:style>
    <style:style style:name="Таблица1.A3" style:family="table-cell">
      <style:table-cell-properties style:vertical-align="middle" fo:padding="0.0403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403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403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403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403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true" fo:keep-together="auto"/>
    </style:style>
    <style:style style:name="Таблица1.A4" style:family="table-cell">
      <style:table-cell-properties style:vertical-align="middle" fo:padding="0.0403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true" fo:keep-together="auto"/>
    </style:style>
    <style:style style:name="Таблица1.6" style:family="table-row">
      <style:table-row-properties style:min-row-height="0.284in" style:keep-together="true" fo:keep-together="auto"/>
    </style:style>
    <style:style style:name="Таблица1.7" style:family="table-row">
      <style:table-row-properties style:min-row-height="0.2861in" style:keep-together="true" fo:keep-together="auto"/>
    </style:style>
    <style:style style:name="Таблица1.8" style:family="table-row">
      <style:table-row-properties style:min-row-height="0.2632in" style:keep-together="true" fo:keep-together="auto"/>
    </style:style>
    <style:style style:name="Таблица1.9" style:family="table-row">
      <style:table-row-properties style:min-row-height="0.2639in" style:keep-together="true" fo:keep-together="auto"/>
    </style:style>
    <style:style style:name="Таблица1.10" style:family="table-row">
      <style:table-row-properties style:min-row-height="0.266in" style:keep-together="true" fo:keep-together="auto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403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5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9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31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2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34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35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Текст_20_примечания1">
      <style:paragraph-properties fo:margin-left="0.0201in" fo:margin-right="0.0201in" fo:margin-top="0.0201in" fo:margin-bottom="0.0201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style:font-name-complex="Arial"/>
    </style:style>
    <style:style style:name="T16" style:family="text">
      <style:text-properties fo:language="ru" fo:country="RU" style:font-name-complex="Times New Roman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style:font-name="Times New Roman1" fo:language="en" fo:country="US" fo:font-style="italic" style:font-style-asian="italic" style:font-style-complex="italic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fo:background-color="transparent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language="en" fo:country="US"/>
    </style:style>
    <style:style style:name="T37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8" style:family="text">
      <style:text-properties style:text-position="super 58%" style:font-name-complex="Times New Roman"/>
    </style:style>
    <style:style style:name="T39" style:family="text">
      <style:text-properties fo:font-weight="bold" style:font-weight-asian="bold" style:font-name-complex="Times New Roman"/>
    </style:style>
    <style:style style:name="T40" style:family="text">
      <style:text-properties style:font-name-complex="Times New Roman"/>
    </style:style>
    <style:style style:name="T41" style:family="text">
      <style:text-properties style:font-name="Symbol" fo:font-size="11pt" fo:language="en" fo:country="US" style:font-size-asian="11pt" style:font-name-complex="Symbo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<text:span text:style-name="T13">ПОВЕРКИ</text:span></text:p>
      <text:p text:style-name="P4"/>
      <text:p text:style-name="P7">Блока детектирования БДМГ-АТ2343</text:p>
      <text:p text:style-name="P7">Зав. № <text:span text:style-name="T9">$serial</text:span></text:p>
      <text:p text:style-name="P22"><text:span text:style-name="T28">Измери</text:span><text:span text:style-name="T24">принадлежащего </text:span><text:span text:style-name="T27">.</text:span><text:span text:style-name="T26"> <text:s text:c="105"/></text:span><text:span text:style-name="T27">.</text:span></text:p>
      <text:p text:style-name="P24"/>
      <text:p text:style-name="P14">Поверка проводилась на базе УП «АТОМТЕХ», в нормальных климатических условиях при температуре <text:span text:style-name="T22">Т</text:span> = <text:span text:style-name="T25"><text:s/></text:span><text:span text:style-name="T23">$temp </text:span><text:s/>°<text:span text:style-name="T22">С</text:span>, атмосферном давлении <text:span text:style-name="T22">Р</text:span> = <text:span text:style-name="T25"><text:s text:c="5"/></text:span><text:s/>мм.рт.ст, относительной влажности воздуха <text:span text:style-name="T22">р</text:span> = <text:span text:style-name="T25"><text:s/></text:span><text:span text:style-name="T23">$vlag </text:span><text:s/>%, внешнем фоне γ-излучения <text:span text:style-name="T11">H</text:span>*(10) = <text:span text:style-name="T25"><text:s/></text:span><text:span text:style-name="T23">$bground </text:span><text:s/>мкЗв/ч, <text:s/>согласно методике, изложенной в <text:span text:style-name="T35">МП. МН-</text:span><text:span text:style-name="T36">854</text:span><text:span text:style-name="T35">-200</text:span><text:span text:style-name="T36">0</text:span></text:p>
      <text:p text:style-name="P23"><text:span text:style-name="T13">1. С</text:span>редства <text:span text:style-name="T13">поверки</text:span></text:p>
      <text:p text:style-name="P15">а)<text:tab/>Эталонные средства измерений:</text:p>
      <text:p text:style-name="P13">- <text:span text:style-name="T9">$facility_110</text:span>;</text:p>
      <text:p text:style-name="P13">- <text:span text:style-name="T9">$facility_1</text:span><text:span text:style-name="T13">3</text:span><text:span text:style-name="T9">0</text:span>;</text:p>
      <text:p text:style-name="P25">2. Поверка блоков детектирования</text:p>
      <text:p text:style-name="P1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12">- контроль работоспособности<text:tab/></text:p>
      <text:p text:style-name="P15"><text:span text:style-name="T13">б</text:span>)<text:tab/><text:span text:style-name="T6">проверка основной относительной погрешности измерения 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<text:span text:style-name="T6">Таблица Г.</text:span><text:span text:style-name="T7">1</text:span><text:span text:style-name="T6"> </text:span><text:span text:style-name="T7">– </text:span>Блок детектирования <text:span text:style-name="T13">гамма-излучения БДМГ-АТ2343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<text:s/>дозы в <text:span text:style-name="T13">контроль-ной</text:span> точке <text:span text:style-name="T32">D</text:span><text:span text:style-name="T18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4">Относи-тельная</text:span><text:span text:style-name="T34"> </text:span><text:span text:style-name="T14">погреш-ность</text:span><text:span text:style-name="T34"> </text:span><text:span text:style-name="T33">измерения</text:span> </text:p>
            <text:p text:style-name="P19"><text:span text:style-name="T30">θ</text:span><text:span text:style-name="T19">пр</text:span><text:span text:style-name="T20">i</text:span><text:span text:style-name="T13">,</text:span> %</text:p>
          </table:table-cell>
          <table:table-cell table:style-name="t1.B2" table:number-rows-spanned="3" office:value-type="string">
            <text:p text:style-name="P18"><text:span text:style-name="T13">Довери-тель</text:span>ная граница погреш-ности измерения <text:span text:style-name="T31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21"><text:span text:style-name="T29">Предел основной </text:span><text:span text:style-name="T13">относи-тельной</text:span> <text:span text:style-name="T9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Значе-ние фона, нГр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1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2">H</text:span><text:span text:style-name="T17">1</text:span></text:p>
          </table:table-cell>
          <table:table-cell table:style-name="t1.D3" office:value-type="string">
            <text:p text:style-name="P26"><text:span text:style-name="T11">H</text:span><text:span text:style-name="T17">2</text:span></text:p>
          </table:table-cell>
          <table:table-cell table:style-name="t1.D3" office:value-type="string">
            <text:p text:style-name="P26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7<text:span text:style-name="T13">5</text:span> <text:span text:style-name="T13">нГр</text:span>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11" office:value-type="string">
            <text:p text:style-name="P9">±<text:span text:style-name="T9">15</text:span></text:p>
          </table:table-cell>
        </table:table-row>
        <table:table-row>
          <table:table-cell table:style-name="t1.A5" office:value-type="string">
            <text:p text:style-name="P8"><text:span text:style-name="T13">0,</text:span>7<text:span text:style-name="T13">5</text:span> <text:span text:style-name="T13">мкГр/ч</text:span>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>
          <table:table-cell table:style-name="t1.A5" office:value-type="string">
            <text:p text:style-name="P8">7,<text:span text:style-name="T9">5</text:span> <text:span text:style-name="T13">мкГр</text:span>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>
          <table:table-cell table:style-name="t1.A5" office:value-type="string">
            <text:p text:style-name="P8">7<text:span text:style-name="T9">5</text:span> <text:span text:style-name="T13">мкГр</text:span>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</text:span>,<text:span text:style-name="T9">5</text:span> м<text:span text:style-name="T13">Гр</text:span>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,</text:span>7<text:span text:style-name="T9">5</text:span> м<text:span text:style-name="T13">Гр</text:span>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7</text:span><text:span text:style-name="T13">,</text:span><text:span text:style-name="T9">5</text:span> м<text:span text:style-name="T13">Гр</text:span>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75 м</text:span><text:span text:style-name="T13">Гр</text:span>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200 м</text:span><text:span text:style-name="T13">Гр</text:span>/ч</text:p>
          </table:table-cell>
          <table:table-cell table:style-name="t1.B5" office:value-type="string">
            <text:p text:style-name="P10">$1-3<text:span text:style-name="T13">8.</text:span></text:p>
          </table:table-cell>
          <table:table-cell table:style-name="t1.B5" office:value-type="string">
            <text:p text:style-name="P10">$1-4<text:span text:style-name="T13">8.</text:span></text:p>
          </table:table-cell>
          <table:table-cell table:style-name="t1.B5" office:value-type="string">
            <text:p text:style-name="P10">$1-5<text:span text:style-name="T13">8.</text:span></text:p>
          </table:table-cell>
          <table:table-cell table:style-name="t1.B5" office:value-type="string">
            <text:p text:style-name="P10">$1-6<text:span text:style-name="T13">8.</text:span></text:p>
          </table:table-cell>
          <table:table-cell table:style-name="t1.B5" office:value-type="string">
            <text:p text:style-name="P10">$1-7<text:span text:style-name="T13">8.</text:span></text:p>
          </table:table-cell>
          <table:table-cell table:style-name="t1.B5" office:value-type="string">
            <text:p text:style-name="P10">$1-8<text:span text:style-name="T13">8.</text:span></text:p>
          </table:table-cell>
          <table:table-cell table:style-name="t1.B5" office:value-type="string">
            <text:p text:style-name="P10">$1-0<text:span text:style-name="T13">8.</text:span></text:p>
          </table:table-cell>
          <table:table-cell table:style-name="t1.B5" office:value-type="string">
            <text:p text:style-name="P10">$1-1<text:span text:style-name="T13">8.</text:span></text:p>
          </table:table-cell>
          <table:table-cell table:style-name="t1.B5" office:value-type="string">
            <text:p text:style-name="P10">$1-2<text:span text:style-name="T13">8.</text:span>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,75 </text:span><text:span text:style-name="T13">Гр</text:span>/ч</text:p>
          </table:table-cell>
          <table:table-cell table:style-name="t1.B5" office:value-type="string">
            <text:p text:style-name="P10">$1-3<text:span text:style-name="T13">9.</text:span></text:p>
          </table:table-cell>
          <table:table-cell table:style-name="t1.B5" office:value-type="string">
            <text:p text:style-name="P10">$1-4<text:span text:style-name="T13">9.</text:span></text:p>
          </table:table-cell>
          <table:table-cell table:style-name="t1.B5" office:value-type="string">
            <text:p text:style-name="P10">$1-5<text:span text:style-name="T13">9.</text:span></text:p>
          </table:table-cell>
          <table:table-cell table:style-name="t1.B5" office:value-type="string">
            <text:p text:style-name="P10">$1-6<text:span text:style-name="T13">9.</text:span></text:p>
          </table:table-cell>
          <table:table-cell table:style-name="t1.B5" office:value-type="string">
            <text:p text:style-name="P10">$1<text:span text:style-name="T13">-79.</text:span></text:p>
          </table:table-cell>
          <table:table-cell table:style-name="t1.B5" office:value-type="string">
            <text:p text:style-name="P10">$1-8<text:span text:style-name="T13">9.</text:span></text:p>
          </table:table-cell>
          <table:table-cell table:style-name="t1.B5" office:value-type="string">
            <text:p text:style-name="P10">$1-0<text:span text:style-name="T13">9.</text:span></text:p>
          </table:table-cell>
          <table:table-cell table:style-name="t1.B5" office:value-type="string">
            <text:p text:style-name="P10">$1-1<text:span text:style-name="T13">9.</text:span></text:p>
          </table:table-cell>
          <table:table-cell table:style-name="t1.B5" office:value-type="string">
            <text:p text:style-name="P10">$1-2<text:span text:style-name="T13">9.</text:span></text:p>
          </table:table-cell>
          <table:covered-table-cell/>
        </table:table-row>
        <table:table-row>
          <table:table-cell table:style-name="t1.A15" office:value-type="string">
            <text:p text:style-name="P8">7,<text:span text:style-name="T9">5</text:span> <text:span text:style-name="T13">Гр</text:span>/ч</text:p>
          </table:table-cell>
          <table:table-cell table:style-name="t1.B15" office:value-type="string">
            <text:p text:style-name="P10">$1-3<text:span text:style-name="T13">10.</text:span></text:p>
          </table:table-cell>
          <table:table-cell table:style-name="t1.B15" office:value-type="string">
            <text:p text:style-name="P10">$1-4<text:span text:style-name="T13">10.</text:span></text:p>
          </table:table-cell>
          <table:table-cell table:style-name="t1.B15" office:value-type="string">
            <text:p text:style-name="P10">$1-5<text:span text:style-name="T13">10.</text:span></text:p>
          </table:table-cell>
          <table:table-cell table:style-name="t1.B15" office:value-type="string">
            <text:p text:style-name="P10">$1-6<text:span text:style-name="T13">10.</text:span></text:p>
          </table:table-cell>
          <table:table-cell table:style-name="t1.B15" office:value-type="string">
            <text:p text:style-name="P10">$1-7<text:span text:style-name="T13">10.</text:span></text:p>
          </table:table-cell>
          <table:table-cell table:style-name="t1.B15" office:value-type="string">
            <text:p text:style-name="P10">$1-8<text:span text:style-name="T13">10.</text:span></text:p>
          </table:table-cell>
          <table:table-cell table:style-name="t1.B15" office:value-type="string">
            <text:p text:style-name="P10">$1-0<text:span text:style-name="T13">10.</text:span></text:p>
          </table:table-cell>
          <table:table-cell table:style-name="t1.B15" office:value-type="string">
            <text:p text:style-name="P10">$1-1<text:span text:style-name="T13">10.</text:span></text:p>
          </table:table-cell>
          <table:table-cell table:style-name="t1.B15" office:value-type="string">
            <text:p text:style-name="P10">$1-2<text:span text:style-name="T13">10.</text:span></text:p>
          </table:table-cell>
          <table:covered-table-cell/>
        </table:table-row>
      </table:table>
      <text:p text:style-name="P16"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7">137</text:span><text:span text:style-name="T5">Cs</text:span><text:span text:style-name="T4"> типа ОСГИ-3-2 и генератора при поверке</text:span></text:p>
      <text:p text:style-name="P30"/>
      <text:p text:style-name="P31">Таблица Г.2 <text:span text:style-name="T13">– </text:span><text:span text:style-name="T24">Блок детектирования </text:span><text:span text:style-name="T15">гамма-излучения БДМГ-АТ2343 </text:span><text:span text:style-name="T24">зав № $bd_num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32"><text:span text:style-name="T40">Поверяемая <text:line-break/>в диапазоне точка </text:span><text:span text:style-name="T12">Di</text:span><text:span text:style-name="T40">, Гр/ч </text:span></text:p>
          </table:table-cell>
          <table:table-cell table:style-name="Таблица1.B1" table:number-rows-spanned="2" office:value-type="string">
            <text:p text:style-name="P34">Диа-<text:line-break/>пазон</text:p>
          </table:table-cell>
          <table:table-cell table:style-name="Таблица1.B1" table:number-rows-spanned="2" office:value-type="string">
            <text:p text:style-name="P32"><text:span text:style-name="T40">Частота импульсов <text:line-break/>от генератора </text:span><text:span text:style-name="T12">fi</text:span><text:span text:style-name="T40">, <text:line-break/>Гц</text:span></text:p>
          </table:table-cell>
          <table:table-cell table:style-name="Таблица1.B1" table:number-rows-spanned="2" office:value-type="string">
            <text:p text:style-name="P33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33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34">Doi</text:p>
          </table:table-cell>
          <table:table-cell table:style-name="Таблица1.F2" office:value-type="string">
            <text:p text:style-name="P34">Dofi</text:p>
          </table:table-cell>
        </table:table-row>
        <table:table-row table:style-name="Таблица1.3">
          <table:table-cell table:style-name="Таблица1.A3" office:value-type="string">
            <text:p text:style-name="P32"><text:span text:style-name="T40">От 6</text:span><text:span text:style-name="T41"></text:span><text:span text:style-name="T40">10</text:span><text:span text:style-name="T38">-5 </text:span><text:span text:style-name="T40">до 9</text:span><text:span text:style-name="T41"></text:span><text:span text:style-name="T40">10</text:span><text:span text:style-name="T38">-5</text:span></text:p>
            <text:p text:style-name="P33">От 60мкГр/ч до 90мкГр/ч</text:p>
          </table:table-cell>
          <table:table-cell table:style-name="Таблица1.B3" table:number-rows-spanned="2" office:value-type="string">
            <text:p text:style-name="P35">I</text:p>
            <text:p text:style-name="P35">Б</text:p>
          </table:table-cell>
          <table:table-cell table:style-name="Таблица1.C3" office:value-type="string">
            <text:p text:style-name="P34">300±3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1 </text:span><text:span text:style-name="T40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32"><text:span text:style-name="T40">От 4</text:span><text:span text:style-name="T41"></text:span><text:span text:style-name="T40">10</text:span><text:span text:style-name="T38">-4</text:span><text:span text:style-name="T40"> <text:s/>до 6</text:span><text:span text:style-name="T41"></text:span><text:span text:style-name="T40">10</text:span><text:span text:style-name="T38">-4</text:span></text:p>
            <text:p text:style-name="P33">От 400 мкГр/ч до 600 мкГр/ч</text:p>
          </table:table-cell>
          <table:covered-table-cell/>
          <table:table-cell table:style-name="Таблица1.E3" office:value-type="string">
            <text:p text:style-name="P32"><text:span text:style-name="T9">1500</text:span><text:span text:style-name="T12">±15</text:span>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2 </text:span><text:span text:style-name="T40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32"><text:span text:style-name="T40">От 1,8</text:span><text:span text:style-name="T41"></text:span><text:span text:style-name="T40">10</text:span><text:span text:style-name="T38">-2 </text:span><text:span text:style-name="T40">до 3,0</text:span><text:span text:style-name="T41"></text:span><text:span text:style-name="T40">10</text:span><text:span text:style-name="T38">-2</text:span></text:p>
            <text:p text:style-name="P33">От 18 мГр/ч до 30 мГр/ч</text:p>
          </table:table-cell>
          <table:table-cell table:style-name="Таблица1.E3" table:number-rows-spanned="2" office:value-type="string">
            <text:p text:style-name="P35">II</text:p>
            <text:p text:style-name="P35">М</text:p>
          </table:table-cell>
          <table:table-cell table:style-name="Таблица1.E3" office:value-type="string">
            <text:p text:style-name="P32"><text:span text:style-name="T9">1000</text:span><text:span text:style-name="T12">±10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3 </text:span><text:span text:style-name="T40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32"><text:span text:style-name="T40">От 1,5</text:span><text:span text:style-name="T41"></text:span><text:span text:style-name="T40">10</text:span><text:span text:style-name="T38">-1</text:span><text:span text:style-name="T40"> до 2,5</text:span><text:span text:style-name="T41"></text:span><text:span text:style-name="T40">10</text:span><text:span text:style-name="T38">-1</text:span></text:p>
            <text:p text:style-name="P33">От 150 мГр/ч до 250 мГр/ч</text:p>
          </table:table-cell>
          <table:covered-table-cell/>
          <table:table-cell table:style-name="Таблица1.E3" office:value-type="string">
            <text:p text:style-name="P32"><text:span text:style-name="T9">5000</text:span><text:span text:style-name="T12">±50</text:span>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4 </text:span><text:s/><text:span text:style-name="T40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32"><text:span text:style-name="T40">От 4</text:span><text:span text:style-name="T41"></text:span><text:span text:style-name="T40">10</text:span><text:span text:style-name="T38">-1 <text:s/></text:span><text:span text:style-name="T40">до 9</text:span><text:span text:style-name="T41"></text:span><text:span text:style-name="T40">10</text:span><text:span text:style-name="T38">-1</text:span></text:p>
            <text:p text:style-name="P33">От <text:span text:style-name="T9">400</text:span> <text:span text:style-name="T13">м</text:span>Гр/ч до <text:span text:style-name="T13">900</text:span> <text:span text:style-name="T13">м</text:span>Гр/ч</text:p>
          </table:table-cell>
          <table:table-cell table:style-name="Таблица1.B3" table:number-rows-spanned="2" office:value-type="string">
            <text:p text:style-name="P35">III</text:p>
            <text:p text:style-name="P35">МC</text:p>
          </table:table-cell>
          <table:table-cell table:style-name="Таблица1.C3" office:value-type="string">
            <text:p text:style-name="P32"><text:span text:style-name="T9">300</text:span><text:span text:style-name="T12">±3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5 </text:span><text:s/><text:span text:style-name="T13">м</text:span><text:span text:style-name="T40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33">От 4 до 9</text:p>
            <text:p text:style-name="P33">От 4 Гр/ч до 9 Гр/ч</text:p>
          </table:table-cell>
          <table:covered-table-cell/>
          <table:table-cell table:style-name="Таблица1.C3" office:value-type="string">
            <text:p text:style-name="P32"><text:span text:style-name="T9">1750</text:span><text:span text:style-name="T12">±18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$bdmg6 </text:span><text:span text:style-name="T40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32"><text:span text:style-name="T40">От 0,6</text:span><text:span text:style-name="T41"></text:span><text:span text:style-name="T40">10</text:span><text:span text:style-name="T38">-5</text:span><text:span text:style-name="T40"> до 2,5</text:span><text:span text:style-name="T41"></text:span><text:span text:style-name="T40">10</text:span><text:span text:style-name="T38">-5</text:span></text:p>
            <text:p text:style-name="P33">От 6 мкГр/ч до 25 мкГр/ч</text:p>
          </table:table-cell>
          <table:table-cell table:style-name="Таблица1.E3" office:value-type="string">
            <text:p text:style-name="P35">I Б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$sum_act</text:p>
          </table:table-cell>
          <table:table-cell table:style-name="Таблица1.E3" office:value-type="string">
            <text:p text:style-name="P32"><text:span text:style-name="T12">$bdmg7 </text:span><text:s/><text:span text:style-name="T40">мкГр/ч</text:span></text:p>
          </table:table-cell>
          <table:table-cell table:style-name="Таблица1.F3" office:value-type="string">
            <text:p text:style-name="P36">–</text:p>
          </table:table-cell>
        </table:table-row>
        <table:table-row table:style-name="Таблица1.10">
          <table:table-cell table:style-name="Таблица1.A4" office:value-type="string">
            <text:p text:style-name="P32"><text:span text:style-name="T40">От 0,6</text:span><text:span text:style-name="T41"></text:span><text:span text:style-name="T40">10</text:span><text:span text:style-name="T38">-5 <text:s/></text:span><text:span text:style-name="T40">до 2,5</text:span><text:span text:style-name="T41"></text:span><text:span text:style-name="T40">10</text:span><text:span text:style-name="T38">-5</text:span></text:p>
            <text:p text:style-name="P33">От 6 мкГр/ч до 25мкГр/ч</text:p>
          </table:table-cell>
          <table:table-cell table:style-name="Таблица1.E3" office:value-type="string">
            <text:p text:style-name="P35">II М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$sum_act</text:p>
          </table:table-cell>
          <table:table-cell table:style-name="Таблица1.E3" office:value-type="string">
            <text:p text:style-name="P32"><text:span text:style-name="T12">$bdmg8 </text:span><text:span text:style-name="T40"><text:s/>мкГр/ч</text:span></text:p>
          </table:table-cell>
          <table:table-cell table:style-name="Таблица1.F3" office:value-type="string">
            <text:p text:style-name="P36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7"><text:span text:style-name="T39">Примечание - </text:span><text:span text:style-name="T40">Диапазон “Б” соответствует режиму измерения МПД с </text:span><text:span text:style-name="T16">включенными </text:span><text:span text:style-name="T40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7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6366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66in" fo:margin-bottom="0.535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3:52:03.98</dc:date>
    <meta:editing-duration>P3DT2H25M49S</meta:editing-duration>
    <meta:editing-cycles>311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50" meta:character-count="3421"/>
  </office:meta>
</office:document-meta>
</file>